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8">
            <text:p>Beta-100918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210.0">
            <text:p>721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2209">
            <text:p>Beta-9220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9680.0">
            <text:p>968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77">
            <text:p>-9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0">
            <text:p>Beta-96320</text:p>
          </table:table-cell>
          <table:table-cell office:value-type="float" office:value="54.93">
            <text:p>54.93</text:p>
          </table:table-cell>
          <table:table-cell office:value-type="float" office:value="-4.45">
            <text:p>-4.45</text:p>
          </table:table-cell>
          <table:table-cell office:value-type="float" office:value="5030.0">
            <text:p>50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6">
            <text:p>5.1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2">
            <text:p>Beta-96322</text:p>
          </table:table-cell>
          <table:table-cell office:value-type="float" office:value="54.93">
            <text:p>54.93</text:p>
          </table:table-cell>
          <table:table-cell office:value-type="float" office:value="-4.45">
            <text:p>-4.45</text:p>
          </table:table-cell>
          <table:table-cell office:value-type="float" office:value="6470.0">
            <text:p>64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6">
            <text:p>4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3">
            <text:p>Beta-96323</text:p>
          </table:table-cell>
          <table:table-cell office:value-type="float" office:value="54.91">
            <text:p>54.91</text:p>
          </table:table-cell>
          <table:table-cell office:value-type="float" office:value="-4.46">
            <text:p>-4.46</text:p>
          </table:table-cell>
          <table:table-cell office:value-type="float" office:value="8600.0">
            <text:p>86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4">
            <text:p>Beta-96324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8400.0">
            <text:p>84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2">
            <text:p>-2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5">
            <text:p>Beta-9632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8580.0">
            <text:p>85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1">
            <text:p>-4.5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6">
            <text:p>Beta-96326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8190.0">
            <text:p>81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3">
            <text:p>-4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7">
            <text:p>Beta-96327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8310.0">
            <text:p>83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7">
            <text:p>Beta-10091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510.0">
            <text:p>7510.0</text:p>
          </table:table-cell>
          <table:table-cell office:value-type="float" office:value="310.0">
            <text:p>3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6">
            <text:p>2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6">
            <text:p>Beta-100916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240.0">
            <text:p>72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6">
            <text:p>2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5">
            <text:p>Beta-10091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830.0">
            <text:p>78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irm-415">
            <text:p>Birm-415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6540.0">
            <text:p>654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8">
            <text:p>2.7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4">
            <text:p>Beta-100914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820.0">
            <text:p>78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5932">
            <text:p>Beta-105932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6100.0">
            <text:p>61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6">
            <text:p>4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1">
            <text:p>Beta-96321</text:p>
          </table:table-cell>
          <table:table-cell office:value-type="float" office:value="54.93">
            <text:p>54.93</text:p>
          </table:table-cell>
          <table:table-cell office:value-type="float" office:value="-4.45">
            <text:p>-4.45</text:p>
          </table:table-cell>
          <table:table-cell office:value-type="float" office:value="5770.0">
            <text:p>57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9">
            <text:p>5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9">
            <text:p>Beta-10091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6800.0">
            <text:p>680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16">
            <text:p>3.1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85">
            <text:p>SUERC-4438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77.0">
            <text:p>7977.0</text:p>
          </table:table-cell>
          <table:table-cell office:value-type="float" office:value="26.0">
            <text:p>26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irm-189">
            <text:p>Birm-189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6240.0">
            <text:p>6240.0</text:p>
          </table:table-cell>
          <table:table-cell office:value-type="float" office:value="240.0">
            <text:p>2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3">
            <text:p>2.5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Jardine1982,Jardine1975,ShottonWilliams1971,ShennanEtal2018">
            <text:p>Jardine1982,Jardine1975,ShottonWilliams1971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87">
            <text:p>SUERC-4438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831.0">
            <text:p>7831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86">
            <text:p>SUERC-44386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507.0">
            <text:p>7507.0</text:p>
          </table:table-cell>
          <table:table-cell office:value-type="float" office:value="25.0">
            <text:p>2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71">
            <text:p>SUERC-44371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409.0">
            <text:p>7409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7">
            <text:p>1.8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69">
            <text:p>SUERC-4436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80.0">
            <text:p>7980.0</text:p>
          </table:table-cell>
          <table:table-cell office:value-type="float" office:value="27.0">
            <text:p>27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RR-26">
            <text:p>SRR-26</text:p>
          </table:table-cell>
          <table:table-cell office:value-type="float" office:value="54.93">
            <text:p>54.93</text:p>
          </table:table-cell>
          <table:table-cell office:value-type="float" office:value="-4.41">
            <text:p>-4.41</text:p>
          </table:table-cell>
          <table:table-cell office:value-type="float" office:value="4746.0">
            <text:p>4746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7">
            <text:p>4.0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4189">
            <text:p>Beta-84189</text:p>
          </table:table-cell>
          <table:table-cell office:value-type="float" office:value="54.9">
            <text:p>54.9</text:p>
          </table:table-cell>
          <table:table-cell office:value-type="float" office:value="-4.46">
            <text:p>-4.46</text:p>
          </table:table-cell>
          <table:table-cell office:value-type="float" office:value="3050.0">
            <text:p>30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51">
            <text:p>Beta-83751</text:p>
          </table:table-cell>
          <table:table-cell office:value-type="float" office:value="54.92">
            <text:p>54.92</text:p>
          </table:table-cell>
          <table:table-cell office:value-type="float" office:value="-4.41">
            <text:p>-4.41</text:p>
          </table:table-cell>
          <table:table-cell office:value-type="float" office:value="4330.0">
            <text:p>43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1">
            <text:p>4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50">
            <text:p>Beta-83750</text:p>
          </table:table-cell>
          <table:table-cell office:value-type="float" office:value="54.91">
            <text:p>54.91</text:p>
          </table:table-cell>
          <table:table-cell office:value-type="float" office:value="-4.45">
            <text:p>-4.45</text:p>
          </table:table-cell>
          <table:table-cell office:value-type="float" office:value="4050.0">
            <text:p>40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8">
            <text:p>4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9">
            <text:p>Beta-8374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4010.0">
            <text:p>40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4">
            <text:p>4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8">
            <text:p>Beta-83748</text:p>
          </table:table-cell>
          <table:table-cell office:value-type="float" office:value="54.92">
            <text:p>54.92</text:p>
          </table:table-cell>
          <table:table-cell office:value-type="float" office:value="-4.41">
            <text:p>-4.41</text:p>
          </table:table-cell>
          <table:table-cell office:value-type="float" office:value="3810.0">
            <text:p>3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9">
            <text:p>4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7">
            <text:p>Beta-83747</text:p>
          </table:table-cell>
          <table:table-cell office:value-type="float" office:value="54.9">
            <text:p>54.9</text:p>
          </table:table-cell>
          <table:table-cell office:value-type="float" office:value="-4.45">
            <text:p>-4.45</text:p>
          </table:table-cell>
          <table:table-cell office:value-type="float" office:value="3680.0">
            <text:p>36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7">
            <text:p>4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6">
            <text:p>Beta-83746</text:p>
          </table:table-cell>
          <table:table-cell office:value-type="float" office:value="54.9">
            <text:p>54.9</text:p>
          </table:table-cell>
          <table:table-cell office:value-type="float" office:value="-4.46">
            <text:p>-4.46</text:p>
          </table:table-cell>
          <table:table-cell office:value-type="float" office:value="4050.0">
            <text:p>40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23">
            <text:p>5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11">
            <text:p>SUERC-42711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452.0">
            <text:p>7452.0</text:p>
          </table:table-cell>
          <table:table-cell office:value-type="float" office:value="25.0">
            <text:p>2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7">
            <text:p>1.8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09">
            <text:p>SUERC-4270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36.0">
            <text:p>7936.0</text:p>
          </table:table-cell>
          <table:table-cell office:value-type="float" office:value="27.0">
            <text:p>27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08">
            <text:p>SUERC-42708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82.0">
            <text:p>7982.0</text:p>
          </table:table-cell>
          <table:table-cell office:value-type="float" office:value="27.0">
            <text:p>27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1">
            <text:p>-0.71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20961">
            <text:p>Beta-120961</text:p>
          </table:table-cell>
          <table:table-cell office:value-type="float" office:value="54.89">
            <text:p>54.89</text:p>
          </table:table-cell>
          <table:table-cell office:value-type="float" office:value="-4.45">
            <text:p>-4.45</text:p>
          </table:table-cell>
          <table:table-cell office:value-type="float" office:value="3380.0">
            <text:p>33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4">
            <text:p>4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20962">
            <text:p>Beta-120962</text:p>
          </table:table-cell>
          <table:table-cell office:value-type="float" office:value="54.89">
            <text:p>54.89</text:p>
          </table:table-cell>
          <table:table-cell office:value-type="float" office:value="-4.44">
            <text:p>-4.44</text:p>
          </table:table-cell>
          <table:table-cell office:value-type="float" office:value="3470.0">
            <text:p>34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6">
            <text:p>3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9067">
            <text:p>SUERC-39067</text:p>
          </table:table-cell>
          <table:table-cell office:value-type="float" office:value="54.88">
            <text:p>54.88</text:p>
          </table:table-cell>
          <table:table-cell office:value-type="float" office:value="-4.92">
            <text:p>-4.92</text:p>
          </table:table-cell>
          <table:table-cell office:value-type="float" office:value="2320.0">
            <text:p>2320.0</text:p>
          </table:table-cell>
          <table:table-cell office:value-type="float" office:value="25.0">
            <text:p>2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6">
            <text:p>2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2">
            <text:p>SUERC-38782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7910.0">
            <text:p>791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3">
            <text:p>SUERC-38783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7240.0">
            <text:p>72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4">
            <text:p>3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4">
            <text:p>SUERC-38784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945.0">
            <text:p>94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79">
            <text:p>4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8">
            <text:p>SUERC-38788</text:p>
          </table:table-cell>
          <table:table-cell office:value-type="float" office:value="54.87">
            <text:p>54.87</text:p>
          </table:table-cell>
          <table:table-cell office:value-type="float" office:value="-4.88">
            <text:p>-4.88</text:p>
          </table:table-cell>
          <table:table-cell office:value-type="float" office:value="7430.0">
            <text:p>74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7">
            <text:p>1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9">
            <text:p>SUERC-38789</text:p>
          </table:table-cell>
          <table:table-cell office:value-type="float" office:value="54.87">
            <text:p>54.87</text:p>
          </table:table-cell>
          <table:table-cell office:value-type="float" office:value="-4.88">
            <text:p>-4.88</text:p>
          </table:table-cell>
          <table:table-cell office:value-type="float" office:value="3930.0">
            <text:p>39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1">
            <text:p>3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97">
            <text:p>SUERC-4439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392.0">
            <text:p>7392.0</text:p>
          </table:table-cell>
          <table:table-cell office:value-type="float" office:value="39.0">
            <text:p>39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7">
            <text:p>1.6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98">
            <text:p>SUERC-44398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344.0">
            <text:p>7344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7">
            <text:p>1.6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12">
            <text:p>SUERC-42712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088.0">
            <text:p>7088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5">
            <text:p>2.55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0">
            <text:p>SUERC-44400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049.0">
            <text:p>7049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6">
            <text:p>2.4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5">
            <text:p>SUERC-4440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127.0">
            <text:p>7127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2">
            <text:p>2.42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6">
            <text:p>SUERC-44406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6963.0">
            <text:p>6963.0</text:p>
          </table:table-cell>
          <table:table-cell office:value-type="float" office:value="36.0">
            <text:p>3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431217">
            <text:p>Beta-431217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7160.0">
            <text:p>71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79">
            <text:p>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7">
            <text:p>SUERC-4440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6890.0">
            <text:p>6890.0</text:p>
          </table:table-cell>
          <table:table-cell office:value-type="float" office:value="64.0">
            <text:p>64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834">
            <text:p>SUERC-44834</text:p>
          </table:table-cell>
          <table:table-cell office:value-type="float" office:value="54.87">
            <text:p>54.87</text:p>
          </table:table-cell>
          <table:table-cell office:value-type="float" office:value="-4.89">
            <text:p>-4.89</text:p>
          </table:table-cell>
          <table:table-cell office:value-type="float" office:value="3497.0">
            <text:p>3497.0</text:p>
          </table:table-cell>
          <table:table-cell office:value-type="float" office:value="33.0">
            <text:p>33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431218">
            <text:p>Beta-431218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5640.0">
            <text:p>56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">
            <text:p>6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75536">
            <text:p>SUERC-75536</text:p>
          </table:table-cell>
          <table:table-cell office:value-type="float" office:value="54.88">
            <text:p>54.88</text:p>
          </table:table-cell>
          <table:table-cell office:value-type="float" office:value="-4.96">
            <text:p>-4.96</text:p>
          </table:table-cell>
          <table:table-cell office:value-type="float" office:value="6839.0">
            <text:p>6839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7">
            <text:p>5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99">
            <text:p>SUERC-4439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107.0">
            <text:p>7107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5">
            <text:p>2.55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75532">
            <text:p>SUERC-75532</text:p>
          </table:table-cell>
          <table:table-cell office:value-type="float" office:value="54.88">
            <text:p>54.88</text:p>
          </table:table-cell>
          <table:table-cell office:value-type="float" office:value="-4.96">
            <text:p>-4.96</text:p>
          </table:table-cell>
          <table:table-cell office:value-type="float" office:value="6052.0">
            <text:p>6052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9">
            <text:p>5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75531">
            <text:p>SUERC-75531</text:p>
          </table:table-cell>
          <table:table-cell office:value-type="float" office:value="54.88">
            <text:p>54.88</text:p>
          </table:table-cell>
          <table:table-cell office:value-type="float" office:value="-4.96">
            <text:p>-4.96</text:p>
          </table:table-cell>
          <table:table-cell office:value-type="float" office:value="4618.0">
            <text:p>4618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3">
            <text:p>5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